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64mm"/>
    </style:style>
    <style:style style:name="co3" style:family="table-column">
      <style:table-column-properties fo:break-before="auto" style:column-width="45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CM3-Lite</text:p>
          </table:table-cell>
          <table:table-cell office:value-type="string" calcext:value-type="string">
            <text:p>pintyp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MC_DISABLE_N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DX_VD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IO1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DX_VD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IO2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DX_CLK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IO3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DX_CMD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DX_D0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DX_D1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DX_D2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DX_D3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PIO28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PIO29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PIO0-27_VD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PIO0-27_VD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PIO28-45_VD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00 GPIO28-45_VD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PIO33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PIO14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PIO34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PIO35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PIO36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PIO37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PIO39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PIO20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PIO40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PIO21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PIO41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PIO42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PIO43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PIO44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PIO45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DMI_HPD_N_1V8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MMC_EN_N_1V8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SI0_DN1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SI1_DP0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SI0_DP1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SI1_DN0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SI0_DN0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SI1_CP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SI0_DP0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SI1_CN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SI0_CN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SI1_DP3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SI0_CP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SI1_DN3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HDMI_CLK_N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SI1_DP2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DMI_CLK_P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SI1_DN2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DMI_D0_N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SI1_DP1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DMI_D0_P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DSI1_DN1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DMI_D1_N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ri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DMI_D1_P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ri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ri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DMI_D2_N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ri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HDMI_D2_P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ri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AM1_DP3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AM0_DP0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M1_DN3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AM0_DN0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AM1_DP2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M0_CP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AM1_DN2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AM0_CN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AM1_CP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M0_DP1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AM1_CN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M0_DN1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M1_DP1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ri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AM1_DN1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ri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ri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M1_DP0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ri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AM1_DN0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tri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USB_DP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VDAC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USB_DM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USB_OTGID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HDMI_CEC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VC_TRST_N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HDMI_SDA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VC_TDI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HDMI_SCL</text:p>
          </table:table-cell>
          <table:table-cell office:value-type="string" calcext:value-type="string">
            <text:p>io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VC_TMS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VC_TDO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VDD_CORE (DO NOT CONNECT)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VC_TCK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V8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V8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V8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V8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VDAC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VDAC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 table:number-rows-repeated="10483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C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12:22:16.338508704</meta:creation-date>
    <dc:date>2017-11-19T14:42:30.812154129</dc:date>
    <meta:editing-duration>PT9M22S</meta:editing-duration>
    <meta:editing-cycles>2</meta:editing-cycles>
    <meta:generator>LibreOffice/5.4.3.2$Linux_X86_64 LibreOffice_project/40m0$Build-2</meta:generator>
    <meta:document-statistic meta:table-count="1" meta:cell-count="603" meta:object-count="0"/>
  </office:meta>
</office:document-meta>
</file>